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Line_20_Drawing">
      <style:graphic-properties draw:fill="solid" draw:fill-color="#ffffff" draw:opacity="50%" draw:textarea-vertical-align="middle" draw:auto-grow-height="false" draw:shadow-opacity="50%"/>
    </style:style>
    <style:style style:name="gr2" style:family="graphic" style:parent-style-name="Image_20_Content">
      <style:graphic-properties draw:opacity="50%" draw:shadow-opacity="50%"/>
    </style:style>
    <style:style style:name="gr3" style:family="graphic" style:parent-style-name="Line_20_Drawing">
      <style:graphic-properties draw:fill="solid" draw:fill-color="#dfba69" fo:min-height="1.075cm" fo:min-width="3.003cm"/>
    </style:style>
    <style:style style:name="gr4" style:family="graphic" style:parent-style-name="Line_20_Drawing">
      <style:graphic-properties draw:fill="solid" draw:fill-color="#fffedf" fo:min-height="1.075cm" fo:min-width="3.003cm"/>
    </style:style>
    <style:style style:name="gr5" style:family="graphic" style:parent-style-name="Line_20_Drawing">
      <style:graphic-properties draw:fill="solid" draw:fill-color="#dfba69" draw:auto-grow-height="false"/>
    </style:style>
    <style:style style:name="gr6" style:family="graphic" style:parent-style-name="Line_20_Drawing">
      <style:graphic-properties draw:fill="solid" draw:fill-color="#fffedf" draw:auto-grow-height="false"/>
    </style:style>
    <style:style style:name="gr7" style:family="graphic" style:parent-style-name="Line_20_Drawing">
      <style:graphic-properties draw:fill="solid" draw:fill-color="#fffedf" draw:auto-grow-height="false"/>
    </style:style>
    <style:style style:name="gr8" style:family="graphic" style:parent-style-name="Axis">
      <style:graphic-properties draw:textarea-vertical-align="middle"/>
    </style:style>
    <style:style style:name="gr9" style:family="graphic" style:parent-style-name="Line_20_Drawing_20__28_muted_29_">
      <style:graphic-properties draw:fill="solid" draw:fill-color="#cccccc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ing_5f_template">
        <draw:line draw:style-name="Connector" draw:layer="layout" svg:x1="6cm" svg:y1="3cm" svg:x2="7cm" svg:y2="3cm">
          <text:p/>
        </draw:line>
        <draw:g>
          <draw:custom-shape draw:style-name="gr1" draw:text-style-name="P1" draw:layer="layout" svg:width="4cm" svg:height="3cm" svg:x="1.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layer="layout" svg:width="1cm" svg:height="0.875cm" svg:x="2.375cm" svg:y="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layer="layout" svg:width="1.063cm" svg:height="1.062cm" svg:x="3cm" svg:y="2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layer="layout" svg:width="1.125cm" svg:height="1.125cm" svg:x="3.187cm" svg:y="2.62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layer="layout" svg:width="3.502cm" svg:height="1.501cm" svg:x="2.252cm" svg:y="5.74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layer="layout" svg:width="3.502cm" svg:height="1.501cm" svg:x="2.125cm" svg:y="5.62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layer="layout" svg:width="3.502cm" svg:height="1.501cm" svg:x="2cm" svg:y="5.499cm">
            <text:p>Codebook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5" draw:layer="layout" svg:width="5cm" svg:height="1.5cm" svg:x="7.75cm" svg:y="2.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layer="layout" svg:width="5cm" svg:height="1.5cm" svg:x="7.625cm" svg:y="2.3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layer="layout" svg:width="5cm" svg:height="1.5cm" svg:x="7.5cm" svg:y="2.25cm">
            <text:p>Feature Vectors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7" draw:layer="layout" svg:width="5cm" svg:height="1.5cm" svg:x="7.5cm" svg:y="5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line draw:style-name="gr8" draw:text-style-name="P1" draw:layer="layout" svg:x1="7.75cm" svg:y1="6.875cm" svg:x2="12cm" svg:y2="6.875cm">
            <text:p/>
          </draw:line>
          <draw:line draw:style-name="gr8" draw:text-style-name="P1" draw:layer="layout" svg:x1="7.75cm" svg:y1="6.875cm" svg:x2="7.75cm" svg:y2="5.625cm">
            <text:p/>
          </draw:line>
          <draw:custom-shape draw:style-name="gr9" draw:layer="layout" svg:width="0.25cm" svg:height="1cm" svg:x="7.875cm" svg:y="5.875cm">
            <text:p/>
            <draw:enhanced-geometry svg:viewBox="0 0 21600 21600" draw:type="rectangle" draw:enhanced-path="M 0 0 L 21600 0 21600 21600 0 21600 0 0 Z N"/>
          </draw:custom-shape>
          <draw:custom-shape draw:style-name="gr9" draw:layer="layout" svg:width="0.25cm" svg:height="0.25cm" svg:x="8.25cm" svg:y="6.625cm">
            <text:p/>
            <draw:enhanced-geometry svg:viewBox="0 0 21600 21600" draw:type="rectangle" draw:enhanced-path="M 0 0 L 21600 0 21600 21600 0 21600 0 0 Z N"/>
          </draw:custom-shape>
          <draw:custom-shape draw:style-name="gr9" draw:layer="layout" svg:width="0.25cm" svg:height="0.625cm" svg:x="8.625cm" svg:y="6.25cm">
            <text:p/>
            <draw:enhanced-geometry svg:viewBox="0 0 21600 21600" draw:type="rectangle" draw:enhanced-path="M 0 0 L 21600 0 21600 21600 0 21600 0 0 Z N"/>
          </draw:custom-shape>
          <draw:custom-shape draw:style-name="gr9" draw:layer="layout" svg:width="0.25cm" svg:height="0.5cm" svg:x="9.375cm" svg:y="6.375cm">
            <text:p/>
            <draw:enhanced-geometry svg:viewBox="0 0 21600 21600" draw:type="rectangle" draw:enhanced-path="M 0 0 L 21600 0 21600 21600 0 21600 0 0 Z N"/>
          </draw:custom-shape>
          <draw:custom-shape draw:style-name="gr9" draw:layer="layout" svg:width="0.25cm" svg:height="0.5cm" svg:x="10.125cm" svg:y="6.375cm">
            <text:p/>
            <draw:enhanced-geometry svg:viewBox="0 0 21600 21600" draw:type="rectangle" draw:enhanced-path="M 0 0 L 21600 0 21600 21600 0 21600 0 0 Z N"/>
          </draw:custom-shape>
          <draw:custom-shape draw:style-name="gr9" draw:layer="layout" svg:width="0.25cm" svg:height="0.25cm" svg:x="10.5cm" svg:y="6.625cm">
            <text:p/>
            <draw:enhanced-geometry svg:viewBox="0 0 21600 21600" draw:type="rectangle" draw:enhanced-path="M 0 0 L 21600 0 21600 21600 0 21600 0 0 Z N"/>
          </draw:custom-shape>
          <draw:custom-shape draw:style-name="gr9" draw:layer="layout" svg:width="0.25cm" svg:height="1.125cm" svg:x="10.875cm" svg:y="5.75cm">
            <text:p/>
            <draw:enhanced-geometry svg:viewBox="0 0 21600 21600" draw:type="rectangle" draw:enhanced-path="M 0 0 L 21600 0 21600 21600 0 21600 0 0 Z N"/>
          </draw:custom-shape>
          <draw:custom-shape draw:style-name="gr9" draw:layer="layout" svg:width="0.25cm" svg:height="0.25cm" svg:x="11.25cm" svg:y="6.625cm">
            <text:p/>
            <draw:enhanced-geometry svg:viewBox="0 0 21600 21600" draw:type="rectangle" draw:enhanced-path="M 0 0 L 21600 0 21600 21600 0 21600 0 0 Z N"/>
          </draw:custom-shape>
        </draw:g>
        <draw:line draw:style-name="Connector" draw:layer="layout" svg:x1="6cm" svg:y1="6.25cm" svg:x2="7cm" svg:y2="6.25cm">
          <text:p/>
        </draw:line>
        <draw:line draw:style-name="Connector" draw:layer="layout" svg:x1="10cm" svg:y1="4.375cm" svg:x2="10cm" svg:y2="5.125cm">
          <text:p/>
        </draw:line>
        <draw:custom-shape draw:style-name="gr6" draw:layer="layout" svg:width="5cm" svg:height="1.5cm" svg:x="14cm" svg:y="5.5cm">
          <text:p>Image Signatur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Connector" draw:layer="layout" svg:x1="12.75cm" svg:y1="6.25cm" svg:x2="13.75cm" svg:y2="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Drawing" style:display-name="Line Drawing" style:family="graphic" style:parent-style-name="standard">
      <style:graphic-properties draw:stroke-dash="Dash_20_1" svg:stroke-width="0.03cm" svg:stroke-color="#000000" draw:marker-start-width="0.26cm" draw:marker-end-width="0.26cm" draw:fill="none" draw:fill-gradient-name="Gradient_20_9" draw:fill-hatch-name="Hatching_20_46" draw:fill-image-name="Bitmape_20_1" draw:fill-image-width="0cm" draw:fill-image-height="0cm" draw:textarea-vertical-align="middle"/>
      <style:paragraph-properties fo:text-align="center"/>
    </style:style>
    <style:style style:name="Axis" style:family="graphic" style:parent-style-name="standard">
      <style:graphic-properties draw:stroke-dash="Dash_20_1" draw:marker-end="Arrow" draw:marker-end-width="0.1cm" draw:fill-gradient-name="Gradient_20_7" draw:fill-hatch-name="Hatching_20_46" draw:fill-image-name="Bitmape_20_1"/>
    </style:style>
    <style:style style:name="Line_20_Drawing_20__28_muted_29_" style:display-name="Line Drawing (muted)" style:family="graphic" style:parent-style-name="objectwithoutfill">
      <style:graphic-properties draw:stroke-dash="Dash_20_1" svg:stroke-color="#808080" draw:fill="none" draw:fill-gradient-name="Gradient_20_8" draw:fill-hatch-name="Hatching_20_46" draw:fill-image-name="Bitmape_20_1" draw:fill-image-width="0cm" draw:fill-image-height="0cm" draw:textarea-vertical-align="middle"/>
      <style:paragraph-properties fo:text-align="center"/>
    </style:style>
    <style:style style:name="Image_20_Content" style:display-name="Image Content" style:family="graphic" style:parent-style-name="standard">
      <style:graphic-properties draw:stroke-dash="Dash_20_1" draw:fill="solid" draw:fill-color="#cccccc" draw:fill-gradient-name="Gradient_20_8" draw:fill-hatch-name="Hatching_20_46" draw:fill-image-name="Bitmape_20_1" draw:fill-image-width="0cm" draw:fill-image-height="0cm" draw:textarea-horizontal-align="justify" draw:textarea-vertical-align="middle" draw:auto-grow-height="false"/>
      <style:paragraph-properties fo:text-align="center"/>
    </style:style>
    <style:style style:name="Connector" style:family="graphic" style:parent-style-name="objectwithoutfill">
      <style:graphic-properties draw:stroke-dash="Dash_20_1" svg:stroke-width="0.05cm" svg:stroke-color="#808080" draw:marker-end="Arrow" draw:marker-end-width="0.2cm" draw:fill="none" draw:fill-gradient-name="Gradient_20_8" draw:fill-hatch-name="Hatching_20_46" draw:fill-image-name="Bitmape_20_1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cale0"/>
    </draw:layer-set>
    <style:master-page style:name="drawing_5f_template" style:display-name="drawing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3T16:09:20</meta:creation-date>
    <meta:editing-duration>PT18M30S</meta:editing-duration>
    <meta:editing-cycles>8</meta:editing-cycles>
    <meta:generator>LibreOffice/3.5$Linux_X86_64 LibreOffice_project/350m1$Build-2</meta:generator>
    <dc:date>2012-09-04T16:10:31</dc:date>
    <meta:document-statistic meta:object-count="30"/>
  </office:meta>
</office:document-meta>
</file>